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getElementPSV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XParserImpl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SAXParserImpl( SAXParserFactoryImpl spf , Hashtable features , boolean secureProcess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AXPSAXParser.setFeature0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resetSchema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SAXParser.parse(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SAXParser.setProperty( String name , Object 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AXPSAXParser.setFeature( String name , boolean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AXParserImpl.isValida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SAXParser.getFeatu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XPSAXParser.getProperty0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SchemaValidatorFeature( String nam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PSAXParser.JAXPSAXParser( SAXParserImpl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ParserImpl.getAttributePSV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SchemaValidatorProperty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PSAXParser.getFeature0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restoreInitSt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AXParserImpl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getAttributePSVIByNam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JAXP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parse( InputSource input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XParserImpl.SAXParserImpl( SAXParserFactoryImpl spf , Hashtable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isNamespaceAw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SAXParser.get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PSAXParser.setProperty0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setFeatures( Hashtable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XPSAXParser.getXML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Impl.isXIncludeAw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ParserImpl.parse( InputSource is , DefaultHandler d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ParserImpl.parse( InputSource is , HandlerBase h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ParserImpl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XParserImpl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